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.979cm"/>
    </style:style>
    <style:style style:name="co15" style:family="table-column">
      <style:table-column-properties fo:break-before="auto" style:column-width="6.308cm"/>
    </style:style>
    <style:style style:name="co16" style:family="table-column">
      <style:table-column-properties fo:break-before="auto" style:column-width="2.223cm"/>
    </style:style>
    <style:style style:name="co17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8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16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19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22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3.2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4" table:default-cell-style-name="ce6"/>
        <table:table-column table:style-name="co6" table:default-cell-style-name="ce9"/>
        <table:table-column table:style-name="co7" table:default-cell-style-name="ce6"/>
        <table:table-column table:style-name="co8" table:default-cell-style-name="ce9"/>
        <table:table-column table:style-name="co8" table:default-cell-style-name="ce6"/>
        <table:table-column table:style-name="co9" table:default-cell-style-name="ce9"/>
        <table:table-column table:style-name="co4" table:default-cell-style-name="ce6"/>
        <table:table-column table:style-name="co10" table:default-cell-style-name="ce9"/>
        <table:table-column table:style-name="co4" table:default-cell-style-name="ce6"/>
        <table:table-column table:style-name="co11" table:default-cell-style-name="ce9"/>
        <table:table-column table:style-name="co12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8" office:value-type="string">
            <text:p>意味</text:p>
          </table:table-cell>
          <table:table-cell table:style-name="ce15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7">
            <text:p>プログラム資源命名規約</text:p>
          </table:table-cell>
          <table:table-cell office:value-type="string" table:number-columns-spanned="1" table:number-rows-spanned="27">
            <text:p>p</text:p>
          </table:table-cell>
          <table:table-cell office:value-type="string" table:number-columns-spanned="1" table:number-rows-spanned="27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0</text:p>
          </table:table-cell>
          <table:table-cell table:style-name="Default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その他</text:p>
          </table:table-cell>
          <table:table-cell table:style-name="ce14" office:value-type="string">
            <text:p>01固定だが、複数ある場合は順に値を増やす</text:p>
          </table:table-cell>
          <table:table-cell/>
          <table:table-cell table:style-name="Default"/>
          <table:table-cell table:style-name="Default">
            <draw:frame table:end-cell-address="ID体系.Q28" table:end-x="0.223cm" table:end-y="0.398cm" draw:z-index="0" draw:style-name="gr1" svg:width="5.727cm" svg:height="13.2cm" svg:x="2.868cm" svg:y="0.037cm">
              <draw:text-box>
                <text:p>・ｐｈｐコントローラー</text:p>
                <text:p>　Controller.php　を付与</text:p>
                <text:p text:style-name="P1">・phpフォームリクエスト名</text:p>
                <text:p text:style-name="P1">　Request.php を付与</text:p>
                <text:p text:style-name="P1">・ビューコントローラー名</text:p>
                <text:p text:style-name="P1">　.blade.php を付与</text:p>
                <text:p text:style-name="P1">・css名</text:p>
                <text:p text:style-name="P1">　.css　を付与</text:p>
                <text:p text:style-name="P1">・JavaScript名</text:p>
                <text:p text:style-name="P1">　.jsp を付与</text:p>
                <text:p text:style-name="P1">・webに表示する画像ファイル名</text:p>
                <text:p text:style-name="P1">　.gif などを付与</text:p>
                <text:p text:style-name="P1">・データファイル名</text:p>
                <text:p text:style-name="P1">　.dat などを付与</text:p>
                <text:p text:style-name="P1">・sqlファイル</text:p>
                <text:p text:style-name="P1">　.sql　を付与</text:p>
                <text:p text:style-name="P1"/>
                <text:p text:style-name="P1"/>
              </draw:text-box>
            </draw:frame>
          </table: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ログイン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0" office:value-type="string">
            <text:p>パスワード変更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0" office:value-type="string">
            <text:p>権限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マイツリー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システム設定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ファイル取込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0" office:value-type="string">
            <text:p>ファイル出力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3" office:value-type="string">
            <text:p>ログ一覧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3" office:value-type="string">
            <text:p>ネットワーク設定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3" office:value-type="string">
            <text:p>休止期間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g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3" office:value-type="string">
            <text:p>作業進捗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13" office:value-type="string">
            <text:p>出来高一覧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13" office:value-type="string">
            <text:p>作業フロー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3" office:value-type="string">
            <text:p>ユーザ情報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3" office:value-type="string">
            <text:p>統合システム管理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3" office:value-type="string">
            <text:p>顧客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3" office:value-type="string">
            <text:p>共通機能</text:p>
          </table:table-cell>
          <table:table-cell table:number-columns-repeated="2"/>
          <table:table-cell table:style-name="Default" table:number-columns-repeated="2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14">
            <text:p>データ命名規約</text:p>
          </table:table-cell>
          <table:table-cell office:value-type="string" table:number-columns-spanned="1" table:number-rows-spanned="12">
            <text:p>c</text:p>
          </table:table-cell>
          <table:table-cell office:value-type="string" table:number-columns-spanned="1" table:number-rows-spanned="12">
            <text:p>顧客別情報</text:p>
          </table:table-cell>
          <table:table-cell table:style-name="ce11" office:value-type="string" table:number-columns-spanned="1" table:number-rows-spanned="14">
            <text:p>d</text:p>
          </table:table-cell>
          <table:table-cell table:style-name="ce12" office:value-type="string" table:number-columns-spanned="1" table:number-rows-spanned="14">
            <text:p>データベース（テーブル名命名規約）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table:style-name="ce14" office:value-type="string">
            <text:p>000001から顧客別に順に割り振る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1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1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l</text:p>
          </table:table-cell>
          <table:table-cell table:style-name="ce10" office:value-type="string">
            <text:p>メール送付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1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メッセージ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システム設定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1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ファイル取込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2">
            <text:p>a</text:p>
          </table:table-cell>
          <table:table-cell table:style-name="ce10" office:value-type="string" table:number-columns-spanned="1" table:number-rows-spanned="2">
            <text:p>全システム共通資源</text:p>
          </table:table-cell>
          <table:covered-table-cell table:number-columns-repeated="2" table:style-name="ce1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0" office:value-type="string">
            <text:p>顧客</text:p>
          </table:table-cell>
          <table:table-cell table:style-name="ce14" office:value-type="string">
            <text:p>000000固定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q</text:p>
          </table:table-cell>
          <table:table-cell table:style-name="ce10" office:value-type="string">
            <text:p>請求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コード</text:p>
          </table:table-cell>
          <table:table-cell office:value-type="string" table:number-columns-spanned="1" table:number-rows-spanned="4">
            <text:p>m</text:p>
          </table:table-cell>
          <table:table-cell table:style-name="ce6" office:value-type="string" table:number-columns-spanned="1" table:number-rows-spanned="4">
            <text:p>メッセージ</text:p>
          </table:table-cell>
          <table:table-cell office:value-type="string">
            <text:p>d</text:p>
          </table:table-cell>
          <table:table-cell office:value-type="string">
            <text:p>画面メッセージ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m</text:p>
          </table:table-cell>
          <table:table-cell office:value-type="string">
            <text:p>メール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l</text:p>
          </table:table-cell>
          <table:table-cell office:value-type="string">
            <text:p>ログ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f</text:p>
          </table:table-cell>
          <table:table-cell office:value-type="string">
            <text:p>ftp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6"/>
          <table:table-cell table:number-columns-repeated="2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table:table-column table:style-name="co13" table:default-cell-style-name="ce1"/>
        <table:table-column table:style-name="co14" table:default-cell-style-name="ce1"/>
        <table:table-column table:style-name="co4" table:default-cell-style-name="ce20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8" table:default-cell-style-name="ce1"/>
        <table:table-row table:style-name="ro1">
          <table:table-cell table:style-name="ce16" office:value-type="string">
            <text:p>種別英名</text:p>
          </table:table-cell>
          <table:table-cell table:style-name="ce18" office:value-type="string">
            <text:p>種別和名</text:p>
          </table:table-cell>
          <table:table-cell table:style-name="ce19" office:value-type="string">
            <text:p>コード</text:p>
          </table:table-cell>
          <table:table-cell table:style-name="ce18" office:value-type="string">
            <text:p>表示名称</text:p>
          </table:table-cell>
          <table:table-cell table:style-name="ce18" office:value-type="string">
            <office:annotation draw:style-name="gr3" draw:text-style-name="P2" svg:width="3.027cm" svg:height="2.117cm" svg:x="14.055cm" svg:y="0cm" draw:caption-point-x="1.919cm" draw:caption-point-y="0.011cm">
              <dc:creator>作成者</dc:creator>
              <dc:date>1899-12-30T00:00:00</dc:date>
              <text:p text:style-name="P2"><text:span text:style-name="T1">一覧画面や</text:span><text:span text:style-name="T1">SELECT</text:span><text:span text:style-name="T1">ボックスに表示する文字</text:span></text:p>
            </office:annotation>
            <text:p>略称</text:p>
          </table:table-cell>
          <table:table-cell table:style-name="ce21" office:value-type="string">
            <text:p>備考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0">
            <text:p>0</text:p>
          </table:table-cell>
          <table:table-cell office:value-type="string">
            <text:p>開発</text:p>
          </table:table-cell>
          <table:table-cell office:value-type="string">
            <text:p>開</text:p>
          </table:table-cell>
          <table:table-cell office:value-type="string">
            <text:p>何らかの成果物完成を目指す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  <draw:frame table:end-cell-address="コード一覧.D15" table:end-x="2.843cm" table:end-y="0.298cm" draw:z-index="0" draw:style-name="gr2" svg:width="9.117cm" svg:height="5.991cm" svg:x="1.212cm" svg:y="0.233cm">
              <draw:text-box>
                <text:p>作成中</text:p>
              </draw:text-box>
            </draw:frame>
          </table:table-cell>
          <table:table-cell table:style-name="ce9" office:value-type="string">
            <text:p>事業種別</text:p>
          </table:table-cell>
          <table:table-cell office:value-type="float" office:value="1">
            <text:p>1</text:p>
          </table:table-cell>
          <table:table-cell office:value-type="string">
            <text:p>運用</text:p>
          </table:table-cell>
          <table:table-cell office:value-type="string">
            <text:p>運</text:p>
          </table:table-cell>
          <table:table-cell office:value-type="string">
            <text:p>販売、貸与等、顧客向け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8">
            <text:p>8</text:p>
          </table:table-cell>
          <table:table-cell office:value-type="string">
            <text:p>不採算</text:p>
          </table:table-cell>
          <table:table-cell office:value-type="string">
            <text:p>不</text:p>
          </table:table-cell>
          <table:table-cell office:value-type="string">
            <text:p>総務、人事、会計など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17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予定者を特に決めない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計画時に作業予定者を決め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計画時に作業部署を決め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この作業は常に熟練者が行う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場所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計画時に作業場所を入力す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StPlDNd</text:p>
          </table:table-cell>
          <table:table-cell table:style-name="ce17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開始予定日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StPlDNd</text:p>
          </table:table-cell>
          <table:table-cell table:style-name="ce17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開始予定日を入力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EdPlDNd</text:p>
          </table:table-cell>
          <table:table-cell table:style-name="ce17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終了予定日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EdPlDNd</text:p>
          </table:table-cell>
          <table:table-cell table:style-name="ce17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終了予定日を入力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17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出来高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17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StDNd</text:p>
          </table:table-cell>
          <table:table-cell table:style-name="ce17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StDNd</text:p>
          </table:table-cell>
          <table:table-cell table:style-name="ce17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StDNd</text:p>
          </table:table-cell>
          <table:table-cell table:style-name="ce17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EdDNd</text:p>
          </table:table-cell>
          <table:table-cell table:style-name="ce17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EdDNd</text:p>
          </table:table-cell>
          <table:table-cell table:style-name="ce17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EdDNd</text:p>
          </table:table-cell>
          <table:table-cell table:style-name="ce17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MailFlg</text:p>
          </table:table-cell>
          <table:table-cell table:style-name="ce17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MailFlg</text:p>
          </table:table-cell>
          <table:table-cell table:style-name="ce17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前工程からの完了報告メールを自動送信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前工程完了時に、後工程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活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8">
            <text:p>18</text:p>
          </table:table-cell>
          <table:table-cell office:value-type="string">
            <text:p>閉鎖</text:p>
          </table:table-cell>
          <table:table-cell office:value-type="string">
            <text:p>停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議案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議題化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検討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商品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販売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販売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販売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販売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01">
            <text:p>601</text:p>
          </table:table-cell>
          <table:table-cell office:value-type="string">
            <text:p>事業管理</text:p>
          </table:table-cell>
          <table:table-cell office:value-type="string">
            <text:p>事管</text:p>
          </table:table-cell>
          <table:table-cell office:value-type="string">
            <text:p>作業管理にて、御社が行う事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97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8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16030</text:p>
          </table:table-cell>
          <table:table-cell office:value-type="string">
            <text:p>評価作成</text:p>
          </table:table-cell>
          <table:table-cell table:formula="of:=&quot;w&quot;&amp;[.C199]&amp;&quot;0001&quot;" office:value-type="string" office:string-value="w160300001">
            <text:p>w160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16031">
            <text:p>16031</text:p>
          </table:table-cell>
          <table:table-cell office:value-type="string">
            <text:p>評価目標設定</text:p>
          </table:table-cell>
          <table:table-cell table:formula="of:=&quot;w&quot;&amp;[.C200]&amp;&quot;0001&quot;" office:value-type="string" office:string-value="w160310001">
            <text:p>w16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020</text:p>
          </table:table-cell>
          <table:table-cell office:value-type="string">
            <text:p>評価特許群選定</text:p>
          </table:table-cell>
          <table:table-cell table:formula="of:=&quot;w&quot;&amp;[.C201]&amp;&quot;0001&quot;" office:value-type="string" office:string-value="w360200001">
            <text:p>w36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320</text:p>
          </table:table-cell>
          <table:table-cell office:value-type="string">
            <text:p>総合所見入力</text:p>
          </table:table-cell>
          <table:table-cell table:formula="of:=&quot;w&quot;&amp;[.C202]&amp;&quot;0001&quot;" office:value-type="string" office:string-value="w363200001">
            <text:p>w36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1">
            <text:p>36321</text:p>
          </table:table-cell>
          <table:table-cell office:value-type="string">
            <text:p>評価結果ファイル作成</text:p>
          </table:table-cell>
          <table:table-cell table:formula="of:=&quot;w&quot;&amp;[.C203]&amp;&quot;0001&quot;" office:value-type="string" office:string-value="w363210001">
            <text:p>w363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2">
            <text:p>36322</text:p>
          </table:table-cell>
          <table:table-cell office:value-type="string">
            <text:p>総合所見ファイル作成</text:p>
          </table:table-cell>
          <table:table-cell table:formula="of:=&quot;w&quot;&amp;[.C204]&amp;&quot;0001&quot;" office:value-type="string" office:string-value="w363220001">
            <text:p>w36322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3">
            <text:p>36323</text:p>
          </table:table-cell>
          <table:table-cell office:value-type="string">
            <text:p>評価を確定し完了</text:p>
          </table:table-cell>
          <table:table-cell table:formula="of:=&quot;w&quot;&amp;[.C205]&amp;&quot;0001&quot;" office:value-type="string" office:string-value="w363230001">
            <text:p>w36323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4">
            <text:p>36324</text:p>
          </table:table-cell>
          <table:table-cell office:value-type="string">
            <text:p>評価の確定をとりやめる</text:p>
          </table:table-cell>
          <table:table-cell table:formula="of:=&quot;w&quot;&amp;[.C206]&amp;&quot;0001&quot;" office:value-type="string" office:string-value="w363240001">
            <text:p>w36324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5">
            <text:p>36325</text:p>
          </table:table-cell>
          <table:table-cell office:value-type="string">
            <text:p>評価全体の削除</text:p>
          </table:table-cell>
          <table:table-cell table:formula="of:=&quot;w&quot;&amp;[.C207]&amp;&quot;0001&quot;" office:value-type="string" office:string-value="w363250001">
            <text:p>w36325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120</text:p>
          </table:table-cell>
          <table:table-cell office:value-type="string">
            <text:p>群評価担当選定</text:p>
          </table:table-cell>
          <table:table-cell table:formula="of:=&quot;w&quot;&amp;[.C208]&amp;&quot;0001&quot;" office:value-type="string" office:string-value="w371200001">
            <text:p>w37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320</text:p>
          </table:table-cell>
          <table:table-cell office:value-type="string">
            <text:p>群評価確定</text:p>
          </table:table-cell>
          <table:table-cell table:formula="of:=&quot;w&quot;&amp;[.C209]&amp;&quot;0001&quot;" office:value-type="string" office:string-value="w373200001">
            <text:p>w37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120</text:p>
          </table:table-cell>
          <table:table-cell office:value-type="string">
            <text:p>特許評価担当選定</text:p>
          </table:table-cell>
          <table:table-cell table:formula="of:=&quot;w&quot;&amp;[.C210]&amp;&quot;0001&quot;" office:value-type="string" office:string-value="w381200001">
            <text:p>w38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220</text:p>
          </table:table-cell>
          <table:table-cell office:value-type="string">
            <text:p>価値判定</text:p>
          </table:table-cell>
          <table:table-cell table:formula="of:=&quot;w&quot;&amp;[.C211]&amp;&quot;0001&quot;" office:value-type="string" office:string-value="w382200001">
            <text:p>w38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320</text:p>
          </table:table-cell>
          <table:table-cell office:value-type="string">
            <text:p>特許評価確定</text:p>
          </table:table-cell>
          <table:table-cell table:formula="of:=&quot;w&quot;&amp;[.C212]&amp;&quot;0001&quot;" office:value-type="string" office:string-value="w383200001">
            <text:p>w38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9220</text:p>
          </table:table-cell>
          <table:table-cell office:value-type="string">
            <text:p>国別価値判定</text:p>
          </table:table-cell>
          <table:table-cell table:formula="of:=&quot;w&quot;&amp;[.C213]&amp;&quot;0001&quot;" office:value-type="string" office:string-value="w392200001">
            <text:p>w39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4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5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16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7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8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9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0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1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2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3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4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5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26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7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8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9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0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d&quot;&amp;[.C243]&amp;&quot;0001&quot;" office:value-type="string" office:string-value="d000010001">
            <text:p>d0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d&quot;&amp;[.C244]&amp;&quot;0001&quot;" office:value-type="string" office:string-value="d010310001">
            <text:p>d0103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33</text:p>
          </table:table-cell>
          <table:table-cell office:value-type="string">
            <text:p>確認メッセージ表示</text:p>
          </table:table-cell>
          <table:table-cell table:formula="of:=&quot;d&quot;&amp;[.C245]&amp;&quot;0001&quot;" office:value-type="string" office:string-value="d000330001">
            <text:p>d0003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23</text:p>
          </table:table-cell>
          <table:table-cell office:value-type="string">
            <text:p>確認後実行</text:p>
          </table:table-cell>
          <table:table-cell table:formula="of:=&quot;d&quot;&amp;[.C246]&amp;&quot;0001&quot;" office:value-type="string" office:string-value="d000230001">
            <text:p>d0002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0001</text:p>
          </table:table-cell>
          <table:table-cell office:value-type="string">
            <text:p>システム管理画面フレーム背景</text:p>
          </table:table-cell>
          <table:table-cell table:formula="of:=&quot;d&quot;&amp;[.C247]&amp;&quot;0001&quot;" office:value-type="string" office:string-value="d900010001">
            <text:p>d9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2</text:p>
          </table:table-cell>
          <table:table-cell office:value-type="string">
            <text:p>システム管理ツリー表示</text:p>
          </table:table-cell>
          <table:table-cell table:formula="of:=&quot;d&quot;&amp;[.C248]&amp;&quot;0001&quot;" office:value-type="string" office:string-value="d990120001">
            <text:p>d9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0</text:p>
          </table:table-cell>
          <table:table-cell office:value-type="string">
            <text:p>システム管理ホーム</text:p>
          </table:table-cell>
          <table:table-cell table:formula="of:=&quot;d&quot;&amp;[.C249]&amp;&quot;0001&quot;" office:value-type="string" office:string-value="d990100001">
            <text:p>d9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20</text:p>
          </table:table-cell>
          <table:table-cell office:value-type="string">
            <text:p>部門一覧</text:p>
          </table:table-cell>
          <table:table-cell table:formula="of:=&quot;d&quot;&amp;[.C250]&amp;&quot;0001&quot;" office:value-type="string" office:string-value="d921200001">
            <text:p>d921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20</text:p>
          </table:table-cell>
          <table:table-cell office:value-type="string">
            <text:p>ユーザ一覧</text:p>
          </table:table-cell>
          <table:table-cell table:formula="of:=&quot;d&quot;&amp;[.C251]&amp;&quot;0001&quot;" office:value-type="string" office:string-value="d910200001">
            <text:p>d9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d&quot;&amp;[.C252]&amp;&quot;0001&quot;" office:value-type="string" office:string-value="d993300001">
            <text:p>d9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53</text:p>
          </table:table-cell>
          <table:table-cell office:value-type="string">
            <text:p>ログ検索</text:p>
          </table:table-cell>
          <table:table-cell table:formula="of:=&quot;d&quot;&amp;[.C253]&amp;&quot;0001&quot;" office:value-type="string" office:string-value="d990530001">
            <text:p>d99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53</text:p>
          </table:table-cell>
          <table:table-cell office:value-type="string">
            <text:p>部門検索</text:p>
          </table:table-cell>
          <table:table-cell table:formula="of:=&quot;d&quot;&amp;[.C254]&amp;&quot;0001&quot;" office:value-type="string" office:string-value="d921530001">
            <text:p>d921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53</text:p>
          </table:table-cell>
          <table:table-cell office:value-type="string">
            <text:p>ユーザ検索</text:p>
          </table:table-cell>
          <table:table-cell table:formula="of:=&quot;d&quot;&amp;[.C255]&amp;&quot;0001&quot;" office:value-type="string" office:string-value="d910530001">
            <text:p>d91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0001</text:p>
          </table:table-cell>
          <table:table-cell office:value-type="string">
            <text:p>総合管理画面フレーム背景</text:p>
          </table:table-cell>
          <table:table-cell table:formula="of:=&quot;d&quot;&amp;[.C256]&amp;&quot;0001&quot;" office:value-type="string" office:string-value="d800010001">
            <text:p>d8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2</text:p>
          </table:table-cell>
          <table:table-cell office:value-type="string">
            <text:p>総合管理ツリー表示</text:p>
          </table:table-cell>
          <table:table-cell table:formula="of:=&quot;d&quot;&amp;[.C257]&amp;&quot;0001&quot;" office:value-type="string" office:string-value="d890120001">
            <text:p>d8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0</text:p>
          </table:table-cell>
          <table:table-cell office:value-type="string">
            <text:p>総合管理ホーム</text:p>
          </table:table-cell>
          <table:table-cell table:formula="of:=&quot;d&quot;&amp;[.C258]&amp;&quot;0001&quot;" office:value-type="string" office:string-value="d890100001">
            <text:p>d8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20</text:p>
          </table:table-cell>
          <table:table-cell office:value-type="string">
            <text:p>顧客一覧</text:p>
          </table:table-cell>
          <table:table-cell table:formula="of:=&quot;d&quot;&amp;[.C259]&amp;&quot;0001&quot;" office:value-type="string" office:string-value="d820200001">
            <text:p>d82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10</text:p>
          </table:table-cell>
          <table:table-cell office:value-type="string">
            <text:p>顧客別管理ファイル一覧</text:p>
          </table:table-cell>
          <table:table-cell table:formula="of:=&quot;d&quot;&amp;[.C260]&amp;&quot;0001&quot;" office:value-type="string" office:string-value="d895100001">
            <text:p>d895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d&quot;&amp;[.C261]&amp;&quot;0001&quot;" office:value-type="string" office:string-value="d895400001">
            <text:p>d895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1020</text:p>
          </table:table-cell>
          <table:table-cell office:value-type="string">
            <text:p>総合管理ユーザ一覧</text:p>
          </table:table-cell>
          <table:table-cell table:formula="of:=&quot;d&quot;&amp;[.C262]&amp;&quot;0001&quot;" office:value-type="string" office:string-value="d810200001">
            <text:p>d8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10</text:p>
          </table:table-cell>
          <table:table-cell office:value-type="string">
            <text:p>管理ファイル一覧</text:p>
          </table:table-cell>
          <table:table-cell table:formula="of:=&quot;d&quot;&amp;[.C263]&amp;&quot;0001&quot;" office:value-type="string" office:string-value="d894100001">
            <text:p>d894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d&quot;&amp;[.C264]&amp;&quot;0001&quot;" office:value-type="string" office:string-value="d894400001">
            <text:p>d894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230</text:p>
          </table:table-cell>
          <table:table-cell office:value-type="string">
            <text:p>ログインメッセージ管理</text:p>
          </table:table-cell>
          <table:table-cell table:formula="of:=&quot;d&quot;&amp;[.C265]&amp;&quot;0001&quot;" office:value-type="string" office:string-value="d892300001">
            <text:p>d892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d&quot;&amp;[.C266]&amp;&quot;0001&quot;" office:value-type="string" office:string-value="d893300001">
            <text:p>d8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53</text:p>
          </table:table-cell>
          <table:table-cell office:value-type="string">
            <text:p>顧客検索</text:p>
          </table:table-cell>
          <table:table-cell table:formula="of:=&quot;d&quot;&amp;[.C267]&amp;&quot;0001&quot;" office:value-type="string" office:string-value="d820530001">
            <text:p>d82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53</text:p>
          </table:table-cell>
          <table:table-cell office:value-type="string">
            <text:p>取込ログ検索</text:p>
          </table:table-cell>
          <table:table-cell table:formula="of:=&quot;d&quot;&amp;[.C268]&amp;&quot;0001&quot;" office:value-type="string" office:string-value="d895530001">
            <text:p>d895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73</text:p>
          </table:table-cell>
          <table:table-cell office:value-type="string">
            <text:p>顧客別運用ログ表示</text:p>
          </table:table-cell>
          <table:table-cell table:formula="of:=&quot;d&quot;&amp;[.C269]&amp;&quot;0001&quot;" office:value-type="string" office:string-value="d894730001">
            <text:p>d894730001</text:p>
          </table:table-cell>
          <table:table-cell table:number-columns-repeated="1019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0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0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0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0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6:0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8">2021/06/28</text:date> <text:time>16:05:34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8">2021/06/28</text:date> <text:time>16:05:34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8T16:05:34.41</dc:date>
    <meta:editing-duration>PT4H38M24S</meta:editing-duration>
    <meta:editing-cycles>14</meta:editing-cycles>
    <meta:document-statistic meta:table-count="3" meta:cell-count="1731" meta:object-count="2"/>
  </office:meta>
</office:document-meta>
</file>